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05ba" officeooo:paragraph-rsid="000a05ba"/>
    </style:style>
    <style:style style:name="P2" style:family="paragraph" style:parent-style-name="Standard">
      <style:text-properties fo:color="#ff3333" officeooo:rsid="000a05ba" officeooo:paragraph-rsid="000a05ba"/>
    </style:style>
    <style:style style:name="P3" style:family="paragraph" style:parent-style-name="Standard">
      <style:text-properties fo:color="#000000" fo:font-weight="bold" officeooo:rsid="000a05ba" officeooo:paragraph-rsid="000a05ba" style:font-weight-asian="bold" style:font-weight-complex="bold"/>
    </style:style>
    <style:style style:name="P4" style:family="paragraph" style:parent-style-name="Standard">
      <style:text-properties fo:color="#000000" fo:font-weight="bold" officeooo:rsid="000ba6ed" officeooo:paragraph-rsid="000ba6ed" style:font-weight-asian="bold" style:font-weight-complex="bold"/>
    </style:style>
    <style:style style:name="P5" style:family="paragraph" style:parent-style-name="Standard">
      <style:text-properties fo:color="#000000" fo:font-weight="bold" officeooo:rsid="000a05ba" officeooo:paragraph-rsid="000a05ba" fo:background-color="#ffff00" style:font-weight-asian="bold" style:font-weight-complex="bold"/>
    </style:style>
    <style:style style:name="P6" style:family="paragraph" style:parent-style-name="Standard">
      <style:text-properties fo:color="#000000" fo:font-weight="normal" officeooo:rsid="000ba6ed" officeooo:paragraph-rsid="000ba6ed" style:font-weight-asian="normal" style:font-weight-complex="normal"/>
    </style:style>
    <style:style style:name="T1" style:family="text">
      <style:text-properties officeooo:rsid="000c6f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cept : jeu d'expansion spatial hardcore. Chaque décision doit être savamment calculée pour ne pas se retrouver à cours de ressource. Les temps de récolte et de production sont longs et obligent à des choix précautioneux.</text:p>
      <text:p text:style-name="P3"/>
      <text:p text:style-name="P3"/>
      <text:p text:style-name="P3">Manoeuvrabilité des vaisseaux</text:p>
      <text:p text:style-name="P1"/>
      <text:p text:style-name="P1">Quand on sélectionne un vaisseau, on peut l'envoyer en mission vers une localité (planète, champ de minerai etc..). On peut lui assigner une destination seulement si :</text:p>
      <text:p text:style-name="P1"/>
      <text:p text:style-name="P1">- la destination est une localité existante (on ne peut pas l'envoyer dans un coin vide de l'espace) – à l'exception des Sondes, qui peuvent être envoyé vers l'inconnu pour dévoiler de nouvelles localités</text:p>
      <text:p text:style-name="P1"/>
      <text:p text:style-name="P1">- il peut atteindre avec le fuel à sa disposition (on ne peut pas l'envoyer s'il n'a pas les moyens d'atteindre sa destination)</text:p>
      <text:p text:style-name="P1"/>
      <text:p text:style-name="P2">- il a suffisamment de fuel pour revenir de sa destination (ou bien la localité est capable de lui fournir du fuel) – ceci afin d'éviter qu'il se retrouve coincé une fois là-bas.</text:p>
      <text:p text:style-name="P1"/>
      <text:p text:style-name="P1"/>
      <text:p text:style-name="P1"/>
      <text:p text:style-name="P4">Ressources et stockage</text:p>
      <text:p text:style-name="P4"/>
      <text:p text:style-name="P6">Les vaisseaux ont deux types de stockage distincts :</text:p>
      <text:p text:style-name="P6"><text:s/>- Cargaison</text:p>
      <text:p text:style-name="P6">- Réservoirs carburant</text:p>
      <text:p text:style-name="P6"/>
      <text:p text:style-name="P6">La Cargaison peut contenir tout type de ressources.</text:p>
      <text:p text:style-name="P6"/>
      <text:p text:style-name="P6">Les minerais peuvent être mélangés au sein du même espace de stockage, appelée Cargaison.</text:p>
      <text:p text:style-name="P6"/>
      <text:p text:style-name="P6">Le Résevoir carburant ne peut contenir qu'un seul type de Carburant. Mais certains vaisseaux peuvent avoir plusieurs Réservoirs, permettant ainsi d'utiliser différents carburants (à tour de rôle).</text:p>
      <text:p text:style-name="P6">Par défaut, les vaisseaux utilisent le carburant du Réservoir 1 (dit "principal", puis celui des Résevoirs 2, 3, 4 etc..., dits "auxiliaires"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7S</meta:editing-duration>
    <meta:editing-cycles>5</meta:editing-cycles>
    <meta:generator>LibreOffice/5.1.5.2$Windows_x86 LibreOffice_project/7a864d8825610a8c07cfc3bc01dd4fce6a9447e5</meta:generator>
    <dc:date>2017-10-07T12:33:31.288000000</dc:date>
    <meta:document-statistic meta:table-count="0" meta:image-count="0" meta:object-count="0" meta:page-count="1" meta:paragraph-count="14" meta:word-count="242" meta:character-count="1515" meta:non-whitespace-character-count="1284"/>
    <meta:user-defined meta:name="Info 1"/>
    <meta:user-defined meta:name="Info 2"/>
    <meta:user-defined meta:name="Info 3"/>
    <meta:user-defined meta:name="Info 4"/>
  </office:meta>
</office:document-meta>
</file>